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2cm" fo:margin-bottom="0cm" style:contextual-spacing="false" fo:line-height="100%" fo:text-align="justify" style:justify-single-word="false" fo:break-before="auto" fo:break-after="auto" fo:padding="0cm" fo:border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fo:padding="0cm" fo:border="none"/>
    </style:style>
    <style:style style:name="P3" style:family="paragraph" style:parent-style-name="Standard">
      <style:paragraph-properties fo:margin-top="0cm" fo:margin-bottom="2cm" style:contextual-spacing="false" fo:line-height="100%" fo:orphans="0" fo:widows="0" fo:break-before="auto" fo:break-after="auto" fo:padding="0cm" fo:border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 fo:break-before="auto" fo:break-after="auto" fo:padding="0cm" fo:border="non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text-align="start" style:justify-single-word="false" fo:break-before="auto" fo:break-after="auto" fo:padding="0cm" fo:border="none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>
      <style:paragraph-properties fo:margin-left="1.27cm" fo:margin-right="0cm" fo:text-align="start" style:justify-single-word="false" fo:text-indent="0cm" style:auto-text-indent="false" fo:break-before="auto" fo:break-after="auto" fo:padding="0cm" fo:border="none"/>
      <style:text-properties style:font-name="Arial" fo:font-weight="bold" style:font-name-asian="Arial1" style:font-weight-asian="bold" style:font-name-complex="Arial1"/>
    </style:style>
    <style:style style:name="P7" style:family="paragraph" style:parent-style-name="Standard">
      <style:paragraph-properties fo:margin-left="1.27cm" fo:margin-right="0cm" fo:text-align="start" style:justify-single-word="false" fo:text-indent="0cm" style:auto-text-indent="false" fo:break-before="auto" fo:break-after="auto" fo:padding="0cm" fo:border="none"/>
      <style:text-properties style:font-name="Arial" style:font-name-asian="Arial1" style:font-name-complex="Arial1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fo:padding="0cm" fo:border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reak-before="auto" fo:break-after="auto" fo:padding="0cm" fo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11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12" style:family="paragraph" style:parent-style-name="Standard">
      <style:paragraph-properties fo:margin-left="2.54cm" fo:margin-right="0cm" fo:margin-top="0cm" fo:margin-bottom="0cm" style:contextual-spacing="false" fo:line-height="100%" fo:text-align="justify" style:justify-single-word="false" fo:orphans="0" fo:widows="0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14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15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16" style:family="paragraph" style:parent-style-name="Standard">
      <style:paragraph-properties fo:margin-left="2.54cm" fo:margin-right="0cm" fo:margin-top="0cm" fo:margin-bottom="0cm" style:contextual-spacing="false" fo:line-height="100%" fo:text-align="justify" style:justify-single-word="false" fo:orphans="0" fo:widows="0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17" style:family="paragraph" style:parent-style-name="Standard">
      <style:paragraph-properties fo:text-align="center" style:justify-single-word="false" fo:break-before="auto" fo:break-after="auto" fo:padding="0cm" fo:border="non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</style:style>
    <style:style style:name="P19" style:family="paragraph" style:parent-style-name="Standard" style:list-style-name="WWNum4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318cm" style:auto-text-indent="false" fo:break-before="auto" fo:break-after="auto" fo:padding="0cm" fo:border="none">
        <style:tab-stops>
          <style:tab-stop style:position="1.249cm"/>
        </style:tab-stops>
      </style:paragraph-properties>
    </style:style>
    <style:style style:name="P20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</style:style>
    <style:style style:name="P21" style:family="paragraph" style:parent-style-name="Standard" style:list-style-name="WWNum3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</style:style>
    <style:style style:name="P22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</style:style>
    <style:style style:name="P23" style:family="paragraph" style:parent-style-name="Standard" style:master-page-name="Standard">
      <style:paragraph-properties fo:text-align="center" style:justify-single-word="false" style:page-number="1" fo:break-before="auto" fo:break-after="auto" fo:padding="0cm" fo:border="none"/>
      <style:text-properties style:font-name="Arial" fo:font-size="11pt" style:font-name-asian="Arial1" style:font-size-asian="11pt" style:font-name-complex="Arial1" style:font-size-complex="11pt"/>
    </style:style>
    <style:style style:name="P24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25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26" style:family="paragraph" style:parent-style-name="Standard" style:list-style-name="WWNum4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318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27" style:family="paragraph" style:parent-style-name="Standard" style:list-style-name="WWNum5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28" style:family="paragraph" style:parent-style-name="Standard" style:list-style-name="WWNum3">
      <style:paragraph-properties fo:margin-left="5.08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29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30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31" style:family="paragraph" style:parent-style-name="Standard" style:list-style-name="WWNum4">
      <style:paragraph-properties fo:margin-left="3.81cm" fo:margin-right="0cm" fo:margin-top="0cm" fo:margin-bottom="0cm" style:contextual-spacing="false" fo:line-height="100%" fo:text-align="justify" style:justify-single-word="false" fo:text-indent="-0.318cm" style:auto-text-indent="false" fo:break-before="auto" fo:break-after="auto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32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33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34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35" style:family="paragraph" style:parent-style-name="Standard" style:list-style-name="WWNum4">
      <style:paragraph-properties fo:margin-left="5.08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36" style:family="paragraph" style:parent-style-name="Standard" style:list-style-name="WWNum4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318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37" style:family="paragraph" style:parent-style-name="Standard" style:list-style-name="WWNum5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38" style:family="paragraph" style:parent-style-name="Standard" style:list-style-name="WWNum3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39" style:family="paragraph" style:parent-style-name="Standard" style:list-style-name="WWNum3">
      <style:paragraph-properties fo:margin-left="5.08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40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41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42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 fo:padding="0cm" fo:border="none"/>
      <style:text-properties fo:color="#000000" loext:opacity="100%" style:font-name="Arial" fo:font-size="12pt" style:font-name-asian="Arial1" style:font-size-asian="12pt" style:font-name-complex="Arial1" style:font-size-complex="12pt"/>
    </style:style>
    <style:style style:name="P43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0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44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132d47"/>
    </style:style>
    <style:style style:name="T2" style:family="text">
      <style:text-properties style:font-name="Liberation Serif" fo:font-size="12pt" fo:font-weight="normal" style:font-name-asian="Liberation Serif1" style:font-size-asian="12pt" style:font-weight-asian="normal" style:font-name-complex="Liberation Serif1" style:font-size-complex="12pt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style:font-name="Arial" officeooo:rsid="00149c14" style:font-name-asian="Arial1" style:font-name-complex="Arial1"/>
    </style:style>
    <style:style style:name="T6" style:family="text">
      <style:text-properties fo:color="#00000a" loext:opacity="100%" style:font-name="Arial" style:font-name-asian="Arial1" style:font-name-complex="Arial1"/>
    </style:style>
    <style:style style:name="T7" style:family="text"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T8" style:family="text">
      <style:text-properties officeooo:rsid="00149c14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2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2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4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8"><text:span text:style-name="T3">Portada</text:span><text:span text:style-name="T4">: debe aparecer el nombre del proyecto, el nombre del alumno, el ciclo, el curso y periodo (octubre/marzo, marzo/Junio), la denominación oficial del centro, el logo y el nombre del tutor individual.</text:span></text:p>
      <text:p text:style-name="P6"/>
      <text:p text:style-name="P9"><text:span text:style-name="T3">Agradecimientos</text:span><text:span text:style-name="T4">: Opcional</text:span></text:p>
      <text:p text:style-name="P7"/>
      <text:p text:style-name="P9"><text:span text:style-name="T3">Resumen</text:span><text:span text:style-name="T4">: El resumen debe de contar al menos un mínimo de 50 palabras y debe reflejar el contenido del trabajo de manera precisa y descriptiva. Es obligatorio que el resumen esté en </text:span><text:span text:style-name="T5">dos</text:span><text:span text:style-name="T4"> idiomas como mínimo, aunque es altamente recomendable que esté en tres: español, valenciano e inglés.</text:span></text:p>
      <text:p text:style-name="P5"/>
      <text:p text:style-name="P4"/>
      <text:p text:style-name="P17">Índice </text:p>
      <text:p text:style-name="P14"/>
      <text:list xml:id="list1432848604" text:style-name="WWNum4">
        <text:list-item>
          <text:p text:style-name="P18"><text:span text:style-name="T6">Introducción</text:span><text:span text:style-name="T7">.</text:span></text:p>
        </text:list-item>
      </text:list>
      <text:p text:style-name="P11"/>
      <text:list xml:id="list111034076803069" text:continue-numbering="true" text:style-name="WWNum4">
        <text:list-item>
          <text:p text:style-name="P24">Estado del arte.</text:p>
        </text:list-item>
      </text:list>
      <text:p text:style-name="P11"/>
      <text:list xml:id="list111035638052884" text:continue-numbering="true" text:style-name="WWNum4">
        <text:list-item>
          <text:p text:style-name="P33">Estudio de viabilidad. Método DAFO.</text:p>
          <text:list>
            <text:list-item>
              <text:p text:style-name="P34">Estudio de mercado.</text:p>
              <text:list>
                <text:list-item>
                  <text:p text:style-name="P19"><text:span text:style-name="T7">Viabilidad t</text:span><text:span text:style-name="T6">écnica/económica </text:span><text:span text:style-name="T7">del proyecto</text:span></text:p>
                  <text:list>
                    <text:list-item>
                      <text:p text:style-name="P35">Recursos HW</text:p>
                    </text:list-item>
                    <text:list-item>
                      <text:p text:style-name="P35">Recursos SW</text:p>
                    </text:list-item>
                    <text:list-item>
                      <text:p text:style-name="P35">Recursos humanos</text:p>
                    </text:list-item>
                  </text:list>
                </text:list-item>
                <text:list-item>
                  <text:p text:style-name="P36">Viabilidad temporal</text:p>
                </text:list-item>
              </text:list>
            </text:list-item>
            <text:list-item>
              <text:p text:style-name="P34">Planificación temporal o agenda de trabajo.</text:p>
            </text:list-item>
          </text:list>
        </text:list-item>
      </text:list>
      <text:p text:style-name="P12"/>
      <text:list xml:id="list111034768338696" text:continue-numbering="true" text:style-name="WWNum4">
        <text:list-item>
          <text:p text:style-name="P33">Análisis de requisitos</text:p>
          <text:list>
            <text:list-item>
              <text:p text:style-name="P34">Descripción de requisitos. </text:p>
              <text:list>
                <text:list-item>
                  <text:p text:style-name="P36">Texto explicativo </text:p>
                </text:list-item>
                <text:list-item>
                  <text:p text:style-name="P19"><text:span text:style-name="T7">Diagramas de caso de uso de los más relevantes. </text:span><text:span text:style-name="T6">Realizando un caso de uso general y si es necesario otros diagramas más específicos.</text:span></text:p>
                </text:list-item>
              </text:list>
            </text:list-item>
          </text:list>
        </text:list-item>
      </text:list>
      <text:p text:style-name="P13"/>
      <text:list xml:id="list111035060815394" text:continue-numbering="true" text:style-name="WWNum4">
        <text:list-item>
          <text:p text:style-name="P33">Diseño</text:p>
          <text:list>
            <text:list-item>
              <text:p text:style-name="P25">Diseño Conceptual Entidad Relación</text:p>
            </text:list-item>
            <text:list-item>
              <text:p text:style-name="P25">Diseño Lógico Relacional o Paso a tablas.</text:p>
            </text:list-item>
            <text:list-item>
              <text:p text:style-name="P25">Diseño Físico o Diagrama Mysql</text:p>
            </text:list-item>
          </text:list>
        </text:list-item>
      </text:list>
      <text:p text:style-name="P16">Descripción de las tablas y campos.</text:p>
      <text:list xml:id="list111034818960495" text:continue-numbering="true" text:style-name="WWNum4">
        <text:list-item>
          <text:list>
            <text:list-item>
              <text:p text:style-name="P34">Orientación a objetos:</text:p>
            </text:list-item>
          </text:list>
        </text:list-item>
      </text:list>
      <text:list xml:id="list3215696102" text:style-name="WWNum5">
        <text:list-item>
          <text:p text:style-name="P37">Diagramas de clases. Descripción de clases y atributos.</text:p>
        </text:list-item>
        <text:list-item>
          <text:p text:style-name="P37">Diagrama de secuencias. De lo más relevante.</text:p>
        </text:list-item>
        <text:list-item>
          <text:p text:style-name="P27">Diagrama de actividad. De lo más relevante.</text:p>
        </text:list-item>
      </text:list>
      <text:list xml:id="list111034735895455" text:continue-list="list111034818960495" text:style-name="WWNum4">
        <text:list-item>
          <text:list>
            <text:list-item>
              <text:p text:style-name="P20"><text:span text:style-name="T7">Mapa Web. Gráfico que muestra los enlaces entr</text:span><text:span text:style-name="T6">e</text:span><text:span text:style-name="T7"> páginas.</text:span></text:p>
            </text:list-item>
            <text:list-item>
              <text:p text:style-name="P25">Mockups</text:p>
            </text:list-item>
          </text:list>
        </text:list-item>
      </text:list>
      <text:p text:style-name="P15"/>
      <text:list xml:id="list111035136601741" text:continue-numbering="true" text:style-name="WWNum4">
        <text:list-item>
          <text:p text:style-name="P33"><text:soft-page-break/>Codificación.</text:p>
          <text:list>
            <text:list-item>
              <text:p text:style-name="P25">Tecnologías elegidas y su justificación (lenguajes, frameworks, librerías, etc.)</text:p>
            </text:list-item>
            <text:list-item>
              <text:p text:style-name="P20"><text:span text:style-name="T6">E</text:span><text:span text:style-name="T7">ntorno servidor</text:span><text:span text:style-name="T6">.</text:span></text:p>
              <text:list>
                <text:list-item>
                  <text:p text:style-name="P26">Descripción general.</text:p>
                </text:list-item>
                <text:list-item>
                  <text:p text:style-name="P36">Seguridad. Evitar inyección en bases de datos.</text:p>
                </text:list-item>
                <text:list-item>
                  <text:p text:style-name="P36">Evitar o capturar errores y warnings.</text:p>
                </text:list-item>
              </text:list>
            </text:list-item>
            <text:list-item>
              <text:p text:style-name="P25">Entorno cliente.</text:p>
              <text:list>
                <text:list-item>
                  <text:p text:style-name="P26">Descripción general.</text:p>
                </text:list-item>
                <text:list-item>
                  <text:p text:style-name="P36">Asegurar la funcionalidad en los navegadores más usados (Firefox, Internet Explorer, Safari).</text:p>
                </text:list-item>
              </text:list>
            </text:list-item>
            <text:list-item>
              <text:p text:style-name="P29">Documentación interna de código (puede ir en un anexo).</text:p>
              <text:list>
                <text:list-item>
                  <text:p text:style-name="P31">Descripción de cada fichero. Autor, función y fecha de creación.</text:p>
                </text:list-item>
                <text:list-item>
                  <text:p text:style-name="P31">Descripción de cada función. Autor, función y fecha de creación.</text:p>
                </text:list-item>
              </text:list>
            </text:list-item>
            <text:list-item>
              <text:p text:style-name="P29">Documentación externa (puede ir en un anexo).</text:p>
              <text:list>
                <text:list-item>
                  <text:p text:style-name="P31">Manual del usuario. ¿Accesible desde la web?</text:p>
                </text:list-item>
              </text:list>
            </text:list-item>
          </text:list>
        </text:list-item>
      </text:list>
      <text:p text:style-name="P13"/>
      <text:list xml:id="list111035001387921" text:continue-numbering="true" text:style-name="WWNum4">
        <text:list-item>
          <text:p text:style-name="P24">Despliegue</text:p>
          <text:list>
            <text:list-item>
              <text:p text:style-name="P34">Diagramas de despliegue</text:p>
            </text:list-item>
            <text:list-item>
              <text:p text:style-name="P34">Descripción de la instalación o despliegue</text:p>
            </text:list-item>
          </text:list>
        </text:list-item>
      </text:list>
      <text:list xml:id="list901151957" text:style-name="WWNum3">
        <text:list-item>
          <text:p text:style-name="P38">Fichero de configuración:</text:p>
          <text:list>
            <text:list-item>
              <text:p text:style-name="P39">En php: config.cfg</text:p>
            </text:list-item>
            <text:list-item>
              <text:p text:style-name="P39">En JAVAEE: web.xml, context.xml.</text:p>
            </text:list-item>
            <text:list-item>
              <text:p text:style-name="P28">etc.</text:p>
            </text:list-item>
          </text:list>
        </text:list-item>
        <text:list-item>
          <text:p text:style-name="P21"><text:span text:style-name="T7">Descripción del servidor hosting utilizado</text:span><text:span text:style-name="T6"> </text:span><text:span text:style-name="T7">(gratuito o propio). </text:span></text:p>
        </text:list-item>
      </text:list>
      <text:p text:style-name="P10"/>
      <text:p text:style-name="P10">NOTA: es recomendable que, en caso de que el alumno quiera que se acceda <text:span text:style-name="T8">a la aplicación</text:span> para poder hacer pruebas <text:span text:style-name="T8">por parte del tribunal, </text:span>que indique claramente la url y el usuario/contraseña de cada uno para poder probar el proyecto.</text:p>
      <text:p text:style-name="P10"/>
      <text:list xml:id="list111035117974098" text:continue-list="list111035001387921" text:style-name="WWNum4">
        <text:list-item>
          <text:p text:style-name="P32">Herramientas de apoyo </text:p>
          <text:list>
            <text:list-item>
              <text:p text:style-name="P22"><text:span text:style-name="T6">C</text:span><text:span text:style-name="T7">ontrol de versiones</text:span><text:span text:style-name="T6">.</text:span></text:p>
            </text:list-item>
            <text:list-item>
              <text:p text:style-name="P30">Sistemas de integración contínua.</text:p>
            </text:list-item>
            <text:list-item>
              <text:p text:style-name="P30">Gestión de pruebas</text:p>
            </text:list-item>
          </text:list>
        </text:list-item>
      </text:list>
      <text:p text:style-name="P13"/>
      <text:list xml:id="list3555149678" text:style-name="WWNum1">
        <text:list-item>
          <text:p text:style-name="P40">Conclusiones.</text:p>
        </text:list-item>
      </text:list>
      <text:list xml:id="list2104301561" text:style-name="WWNum2">
        <text:list-item>
          <text:list>
            <text:list-item>
              <text:p text:style-name="P42">Conclusiones sobre el trabajo realizado</text:p>
            </text:list-item>
            <text:list-item>
              <text:p text:style-name="P42">Conclusiones personales</text:p>
            </text:list-item>
            <text:list-item>
              <text:p text:style-name="P42">Posibles ampliaciones y mejoras</text:p>
            </text:list-item>
          </text:list>
        </text:list-item>
      </text:list>
      <text:p text:style-name="P11"/>
      <text:list xml:id="list111035428146333" text:continue-numbering="true" text:style-name="WWNum2">
        <text:list-item>
          <text:p text:style-name="P41">Bibliografía (comentada)</text:p>
          <text:list>
            <text:list-item>
              <text:p text:style-name="P43">Libros, artículos y apuntes</text:p>
            </text:list-item>
            <text:list-item>
              <text:p text:style-name="P43">Direcciones web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non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00" loext:opacity="100%" style:font-name="Arial" fo:font-family="Arial" style:font-family-generic="roman" style:font-pitch="variable" fo:font-size="12pt" fo:font-weight="normal" style:font-size-asian="11.5pt" style:font-size-complex="11.5pt"/>
    </style:style>
    <style:style style:name="ListLabel_20_11" style:display-name="ListLabel 11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12" style:display-name="ListLabel 12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color="#000000" loext:opacity="100%" style:font-name="Arial" fo:font-family="Arial" style:font-family-generic="roman" style:font-pitch="variable" fo:font-size="11.5pt" fo:font-weight="normal" style:font-size-asian="11.5pt" style:font-size-complex="11.5pt"/>
    </style:style>
    <style:style style:name="ListLabel_20_21" style:display-name="ListLabel 21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2cm" fo:margin-bottom="0cm" style:contextual-spacing="false" fo:line-height="100%" fo:text-align="justify" style:justify-single-word="false" fo:break-before="auto" fo:break-after="auto" fo:padding="0cm" fo:border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top="0cm" fo:margin-bottom="2cm" style:contextual-spacing="false" fo:line-height="100%" fo:orphans="0" fo:widows="0" fo:break-before="auto" fo:break-after="auto" fo:padding="0cm" fo:border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132d47"/>
    </style:style>
    <style:style style:name="MT2" style:family="text">
      <style:text-properties style:font-name="Liberation Serif" fo:font-size="12pt" fo:font-weight="normal" style:font-name-asian="Liberation Serif1" style:font-size-asian="12pt" style:font-weight-asian="normal" style:font-name-complex="Liberation Serif1" style:font-size-complex="12pt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M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2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0cm" fo:margin-bottom="1.27cm" fo:margin-left="2cm" fo:margin-right="2cm" fo:background-color="#ffffff" style:writing-mode="lr-tb" style:layout-grid-color="#c0c0c0" style:layout-grid-lines="235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089cm" fo:margin-left="0cm" fo:margin-right="0cm" fo:margin-bottom="2.99cm" style:dynamic-spacing="true"/>
      </style:header-style>
      <style:footer-style>
        <style:header-footer-properties fo:min-height="1.769cm" fo:margin-left="0cm" fo:margin-right="0cm" fo:margin-top="1.669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Título del Proyecto<text:tab/><text:tab/>Curso 202<text:span text:style-name="MT1">1</text:span>/202<text:span text:style-name="MT1">2</text:span><draw:rect text:anchor-type="as-char" style:rel-width="100%" draw:z-index="1" draw:name="Forma1" draw:style-name="Mgr1" draw:text-style-name="MP2" svg:width="0.003cm" svg:height="0.054cm"><text:p/></draw:rect></text:p>
      </style:header>
      <style:footer>
        <text:p text:style-name="MP3"><draw:rect text:anchor-type="as-char" style:rel-width="100%" draw:z-index="3" draw:name="Forma2" draw:style-name="Mgr2" draw:text-style-name="MP2" svg:width="0.003cm" svg:height="0.054cm"><text:p/></draw:rect><text:span text:style-name="MT2">Nombre y Apellidos<text:tab/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11T11:10:33.819171521</dc:date>
    <meta:editing-duration>PT1M33S</meta:editing-duration>
    <meta:editing-cycles>2</meta:editing-cycles>
    <meta:document-statistic meta:table-count="0" meta:image-count="0" meta:object-count="0" meta:page-count="2" meta:paragraph-count="65" meta:word-count="457" meta:character-count="2830" meta:non-whitespace-character-count="2488"/>
  </office:meta>
</office:document-meta>
</file>